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9583in"/>
    </style:style>
    <style:style style:name="Table1.C" style:family="table-column">
      <style:table-column-properties style:column-width="2.1458in"/>
    </style:style>
    <style:style style:name="Table1.D" style:family="table-column">
      <style:table-column-properties style:column-width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alibri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size-asian="11pt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7f0055" style:font-name="Courier New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18" style:family="paragraph" style:parent-style-name="Standard" style:master-page-name="">
      <style:paragraph-properties fo:margin-left="0.302in" fo:margin-right="0in" fo:text-align="start" style:justify-single-word="false" fo:text-indent="-0.302in" style:auto-text-indent="false" style:page-number="auto" style:text-autospace="none"/>
      <style:text-properties style:font-name="Calibri" fo:font-size="11pt" style:font-size-asian="11pt" style:font-size-complex="11pt"/>
    </style:style>
    <style:style style:name="P19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20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21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3" style:family="paragraph" style:parent-style-name="Standard" style:list-style-name="L22" style:master-page-name="">
      <style:paragraph-properties fo:margin-left="0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4" style:family="paragraph" style:parent-style-name="Standard" style:list-style-name="L22">
      <style:paragraph-properties fo:margin-left="0in" fo:margin-right="0in" fo:text-align="end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5" style:family="paragraph" style:parent-style-name="Standard" style:list-style-name="L24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font-size-asian="11pt" style:font-size-complex="11pt"/>
    </style:style>
    <style:style style:name="P26" style:family="paragraph" style:parent-style-name="Standard" style:list-style-name="L25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L26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3" style:master-page-name="">
      <style:paragraph-properties fo:margin-left="-0.0102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29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30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31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font-size-asian="11pt" style:font-size-complex="11pt"/>
    </style:style>
    <style:style style:name="P32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7f0055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2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3" style:family="text">
      <style:text-properties fo:color="#7f0055" style:text-underline-style="none" fo:font-weight="bold" style:font-name-asian="Courier New" style:font-weight-asian="bold" style:font-name-complex="Courier New" style:font-weight-complex="bold"/>
    </style:style>
    <style:style style:name="T4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 style:font-name="Courier New" style:font-name-asian="Courier New" style:font-name-complex="Courier New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8" style:family="text">
      <style:text-properties fo:color="#000000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000000" style:text-underline-style="none" fo:font-weight="bold" style:font-name-asian="Courier New" style:font-weight-asian="bold" style:font-name-complex="Courier New" style:font-weight-complex="bold"/>
    </style:style>
    <style:style style:name="T10" style:family="text">
      <style:text-properties fo:color="#000000" style:text-underline-style="none" fo:font-weight="normal" style:font-name-asian="Courier New" style:font-weight-asian="normal" style:font-name-complex="Courier New" style:font-weight-complex="normal"/>
    </style:style>
    <style:style style:name="T11" style:family="text">
      <style:text-properties fo:color="#000000" style:text-underline-style="none" style:font-name-asian="Courier New" style:font-name-complex="Courier New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3" style:family="text">
      <style:text-properties fo:color="#000000" style:text-underline-style="solid" style:text-underline-width="auto" style:text-underline-color="font-color" style:font-name-asian="Courier New" style:font-name-complex="Courier New"/>
    </style:style>
    <style:style style:name="T14" style:family="text">
      <style:text-properties style:text-underline-style="none" fo:font-weight="bold" style:font-name-asian="Courier New" style:font-weight-asian="bold" style:font-name-complex="Courier New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9900" draw:marker-start="Arrowheads_20_7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1in" svg:stroke-color="#ff99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ff9900" draw:marker-start-width="0.1689in" draw:marker-end-width="0.1689in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ff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201in" svg:stroke-color="#0066cc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201in" svg:stroke-color="#ff00cc" draw:marker-start-width="0.1689in" draw:marker-end="Arrowheads_20_7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svg:stroke-width="0.0201in" svg:stroke-color="#0066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" svg:stroke-width="0.0201in" svg:stroke-color="#0066cc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201in" svg:stroke-color="#ff00cc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width="0.0201in" svg:stroke-color="#0066cc" draw:marker-start="Arrowheads_20_7" draw:marker-start-width="0.1689in" draw:marker-end-width="0.1689in" draw:fill="solid" draw:fill-color="#cfe7f5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ashed" svg:stroke-width="0.0201in" svg:stroke-color="#0066cc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Fine_20_Dashed" svg:stroke-width="0.0201in" svg:stroke-color="#ff00cc" draw:marker-start="Arrowheads_20_7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Fine_20_Dashed" svg:stroke-width="0.0201in" svg:stroke-color="#ff00cc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Fine_20_Dashed" svg:stroke-width="0.0201in" svg:stroke-color="#ff00cc" draw:marker-start-width="0.1689in" draw:marker-end="Arrowheads_20_7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Fine_20_Dashed" svg:stroke-width="0.0201in" svg:stroke-color="#0066cc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Fine_20_Dashed" svg:stroke-width="0.0201in" svg:stroke-color="#00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Fine_20_Dashed" svg:stroke-width="0.0201in" svg:stroke-color="#ff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ollection Short notes</text:p>
      <text:list xml:id="list7104464687384599590" text:style-name="L22">
        <text:list-header>
          <text:p text:style-name="P23"/>
        </text:list-header>
      </text:list>
      <text:p text:style-name="P1"><text:span text:style-name="T7">Collection Framework</text:span><text:span text:style-name="T9"> :</text:span></text:p>
      <text:p text:style-name="P4"/>
      <text:p text:style-name="P4"><draw:rect text:anchor-type="paragraph" draw:z-index="0" draw:style-name="gr1" draw:text-style-name="P33" svg:width="1.887in" svg:height="0.4343in" svg:x="1.2661in" svg:y="0.0634in"><text:p text:style-name="P33">Collection Interface</text:p></draw:rect><draw:rect text:anchor-type="paragraph" draw:z-index="1" draw:style-name="gr1" draw:text-style-name="P33" svg:width="1.8878in" svg:height="0.4343in" svg:x="3.5819in" svg:y="0.0807in"><text:p text:style-name="P33">AbstractCollection Class</text:p></draw:rect></text:p>
      <text:p text:style-name="P4"><draw:line text:anchor-type="paragraph" draw:z-index="43" draw:style-name="gr22" draw:text-style-name="P33" svg:x1="3.5823in" svg:y1="0.1051in" svg:x2="3.1528in" svg:y2="0.1051in"><text:p/></draw:line></text:p>
      <text:list xml:id="list123041513192494" text:continue-numbering="true" text:style-name="L22">
        <text:list-header>
          <text:p text:style-name="P24"><draw:line text:anchor-type="paragraph" draw:z-index="8" draw:style-name="gr6" draw:text-style-name="P33" svg:x1="2.6547in" svg:y1="0.1236in" svg:x2="2.6555in" svg:y2="4.4512in"><text:p/></draw:line><draw:line text:anchor-type="paragraph" draw:z-index="13" draw:style-name="gr9" draw:text-style-name="P33" svg:x1="4.1528in" svg:y1="4.4441in" svg:x2="4.1528in" svg:y2="0.1409in"><text:p/></draw:line></text:p>
        </text:list-header>
      </text:list>
      <text:p text:style-name="P6"><draw:line text:anchor-type="paragraph" draw:z-index="42" draw:style-name="gr21" draw:text-style-name="P33" svg:x1="0.9591in" svg:y1="3.8894in" svg:x2="0.9591in" svg:y2="4.1417in"><text:p/></draw:line><draw:line text:anchor-type="paragraph" draw:z-index="32" draw:style-name="gr16" draw:text-style-name="P33" svg:x1="4.8862in" svg:y1="0.8701in" svg:x2="5.1484in" svg:y2="0.8701in"><text:p/></draw:line><draw:line text:anchor-type="paragraph" draw:z-index="24" draw:style-name="gr12" draw:text-style-name="P33" svg:x1="4.7858in" svg:y1="4.4555in" svg:x2="1.9807in" svg:y2="4.4642in"><text:p/></draw:line><draw:line text:anchor-type="paragraph" draw:z-index="23" draw:style-name="gr11" draw:text-style-name="P33" svg:x1="4.798in" svg:y1="2.7122in" svg:x2="1.9693in" svg:y2="2.7122in"><text:p/></draw:line><draw:line text:anchor-type="paragraph" draw:z-index="22" draw:style-name="gr10" draw:text-style-name="P33" svg:x1="4.7858in" svg:y1="0.5264in" svg:x2="1.9807in" svg:y2="0.5264in"><text:p/></draw:line><draw:line text:anchor-type="paragraph" draw:z-index="21" draw:style-name="gr8" draw:text-style-name="P34" svg:x1="4.7988in" svg:y1="2.478in" svg:x2="4.1528in" svg:y2="2.478in"><text:p/></draw:line><draw:line text:anchor-type="paragraph" draw:z-index="12" draw:style-name="gr7" draw:text-style-name="P33" svg:x1="4.8098in" svg:y1="4.2575in" svg:x2="4.1528in" svg:y2="4.2575in"><text:p/></draw:line><draw:line text:anchor-type="paragraph" draw:z-index="20" draw:style-name="gr7" draw:text-style-name="P33" svg:x1="2.6551in" svg:y1="4.2642in" svg:x2="1.9807in" svg:y2="4.2642in"><text:p/></draw:line><draw:line text:anchor-type="paragraph" draw:z-index="10" draw:style-name="gr8" draw:text-style-name="P33" svg:x1="2.6547in" svg:y1="2.5126in" svg:x2="1.9693in" svg:y2="2.5126in"><text:p/></draw:line><draw:rect text:anchor-type="paragraph" draw:z-index="17" draw:style-name="gr2" draw:text-style-name="P33" svg:width="1.2331in" svg:height="0.2831in" svg:x="5.1484in" svg:y="0.7528in"><text:p text:style-name="P33">HashSet Class</text:p></draw:rect><draw:rect text:anchor-type="paragraph" draw:z-index="16" draw:style-name="gr4" draw:text-style-name="P34" svg:width="1.1768in" svg:height="0.5559in" svg:x="0.3492in" svg:y="3.3335in"><text:p text:style-name="P33"><text:span text:style-name="T16">Deque Interface</text:span></text:p></draw:rect><draw:rect text:anchor-type="paragraph" draw:z-index="2" draw:style-name="gr2" draw:text-style-name="P33" svg:width="1.6433in" svg:height="0.4343in" svg:x="0.3374in" svg:y="0.1972in"><text:p text:style-name="P33">Set Interface</text:p></draw:rect><draw:rect text:anchor-type="paragraph" draw:z-index="3" draw:style-name="gr3" draw:text-style-name="P33" svg:width="1.6224in" svg:height="0.4606in" svg:x="0.3472in" svg:y="2.3646in"><text:p text:style-name="P33">List Interface</text:p></draw:rect><draw:rect text:anchor-type="paragraph" draw:z-index="4" draw:style-name="gr4" draw:text-style-name="P33" svg:width="1.5921in" svg:height="0.4343in" svg:x="0.378in" svg:y="4.1417in"><text:p text:style-name="P33">Queue Interface</text:p></draw:rect><draw:rect text:anchor-type="paragraph" draw:z-index="5" draw:style-name="gr5" draw:text-style-name="P33" svg:width="1.6051in" svg:height="0.435in" svg:x="4.7854in" svg:y="0.2055in"><text:p text:style-name="P33">AbstractSet Class</text:p></draw:rect><draw:rect text:anchor-type="paragraph" draw:z-index="6" draw:style-name="gr3" draw:text-style-name="P33" svg:width="1.6031in" svg:height="0.4598in" svg:x="4.798in" svg:y="2.3736in"><text:p text:style-name="P33">AbstractList Class</text:p></draw:rect><draw:rect text:anchor-type="paragraph" draw:z-index="7" draw:style-name="gr4" draw:text-style-name="P33" svg:width="1.6016in" svg:height="0.435in" svg:x="4.8091in" svg:y="4.1154in"><text:p text:style-name="P33">AbstractQueue Class</text:p></draw:rect><draw:line text:anchor-type="paragraph" draw:z-index="9" draw:style-name="gr7" draw:text-style-name="P33" svg:x1="2.6551in" svg:y1="0.3268in" svg:x2="1.9807in" svg:y2="0.3268in"><text:p/></draw:line><draw:line text:anchor-type="paragraph" draw:z-index="11" draw:style-name="gr7" draw:text-style-name="P33" svg:x1="4.7858in" svg:y1="0.3276in" svg:x2="4.1378in" svg:y2="0.3276in"><text:p/></draw:line></text:p>
      <text:p text:style-name="P6"/>
      <text:p text:style-name="P6"><draw:line text:anchor-type="paragraph" draw:z-index="25" draw:style-name="gr13" draw:text-style-name="P33" svg:x1="4.5in" svg:y1="0.1528in" svg:x2="4.489in" svg:y2="1.0598in"><text:p/></draw:line></text:p>
      <text:p text:style-name="P6"><draw:line text:anchor-type="paragraph" draw:z-index="40" draw:style-name="gr20" draw:text-style-name="P33" svg:x1="0.9728in" svg:y1="0.4209in" svg:x2="0.9728in" svg:y2="0.0709in"><text:p/></draw:line><draw:line text:anchor-type="paragraph" draw:z-index="31" draw:style-name="gr15" draw:text-style-name="P33" svg:x1="4.8862in" svg:y1="0.0791in" svg:x2="4.8862in" svg:y2="1.4248in"><text:p/></draw:line></text:p>
      <text:p text:style-name="P6"/>
      <text:p text:style-name="P6"><draw:rect text:anchor-type="paragraph" draw:z-index="14" draw:style-name="gr2" draw:text-style-name="P33" svg:width="1.2335in" svg:height="0.313in" svg:x="0.339in" svg:y="0.0472in"><text:p text:style-name="P33">SortedSet</text:p><text:p text:style-name="P33">Interface</text:p></draw:rect><draw:line text:anchor-type="paragraph" draw:z-index="41" draw:style-name="gr20" draw:text-style-name="P33" svg:x1="5.75in" svg:y1="0.3528in" svg:x2="5.752in" svg:y2="0.1008in"><text:p/></draw:line><draw:line text:anchor-type="paragraph" draw:z-index="26" draw:style-name="gr13" draw:text-style-name="P33" svg:x1="5.1488in" svg:y1="0.0409in" svg:x2="4.489in" svg:y2="0.0409in"><text:p/></draw:line></text:p>
      <text:p text:style-name="P6"><draw:line text:anchor-type="paragraph" draw:z-index="39" draw:style-name="gr20" draw:text-style-name="P33" svg:x1="0.9728in" svg:y1="0.4567in" svg:x2="0.9728in" svg:y2="0.1665in"><text:p/></draw:line><draw:rect text:anchor-type="paragraph" draw:z-index="18" draw:style-name="gr2" draw:text-style-name="P34" svg:width="1.2335in" svg:height="0.3567in" svg:x="5.1484in" svg:y="0.1661in"><text:p text:style-name="P33"><text:span text:style-name="T16">LinkedHashSet</text:span></text:p><text:p text:style-name="P33"><text:span text:style-name="T16"><text:s/></text:span><text:span text:style-name="T16">Class</text:span></text:p></draw:rect></text:p>
      <text:p text:style-name="P6"><draw:line text:anchor-type="paragraph" draw:z-index="27" draw:style-name="gr13" draw:text-style-name="P33" svg:x1="5.1043in" svg:y1="0.1256in" svg:x2="4.489in" svg:y2="0.1256in"><text:p/></draw:line></text:p>
      <text:p text:style-name="P6"><draw:rect text:anchor-type="paragraph" draw:z-index="15" draw:style-name="gr2" draw:text-style-name="P33" svg:width="1.2335in" svg:height="0.3657in" svg:x="0.339in" svg:y="0.0835in"><text:p text:style-name="P33">NavigableSet </text:p><text:p text:style-name="P33">Interface</text:p></draw:rect></text:p>
      <text:p text:style-name="P6"><draw:rect text:anchor-type="paragraph" draw:z-index="47" draw:style-name="gr2" draw:text-style-name="P34" svg:width="1.2335in" svg:height="0.3043in" svg:x="5.1484in" svg:y="0.0626in"><text:p text:style-name="P33"><text:span text:style-name="T16">TreeSet Class</text:span></text:p></draw:rect><draw:line text:anchor-type="paragraph" draw:z-index="28" draw:style-name="gr10" draw:text-style-name="P33" svg:x1="5.1484in" svg:y1="0.1374in" svg:x2="1.572in" svg:y2="0.1374in"><text:p/></draw:line></text:p>
      <text:p text:style-name="P6"><draw:line text:anchor-type="paragraph" draw:z-index="33" draw:style-name="gr16" draw:text-style-name="P33" svg:x1="4.8862in" svg:y1="0.1173in" svg:x2="5.1488in" svg:y2="0.1173in"><text:p/></draw:line></text:p>
      <text:p text:style-name="P6"/>
      <text:p text:style-name="P6"><draw:rect text:anchor-type="paragraph" draw:z-index="35" draw:style-name="gr3" draw:text-style-name="P33" svg:width="1.5524in" svg:height="0.4343in" svg:x="6.6189in" svg:y="0.1528in"><text:p text:style-name="P33">AbstractSequentialList</text:p><text:p text:style-name="P33"><text:s/>Class</text:p></draw:rect></text:p>
      <text:p text:style-name="P6"><draw:line text:anchor-type="paragraph" draw:z-index="38" draw:style-name="gr19" draw:text-style-name="P33" svg:x1="6.6189in" svg:y1="0.1827in" svg:x2="6.4008in" svg:y2="0.1827in"><text:p/></draw:line></text:p>
      <text:p text:style-name="P6"><draw:line text:anchor-type="paragraph" draw:z-index="30" draw:style-name="gr14" draw:text-style-name="P33" svg:x1="4.4898in" svg:y1="1.0035in" svg:x2="4.489in" svg:y2="0.0972in"><text:p/></draw:line></text:p>
      <text:p text:style-name="P6"><draw:line text:anchor-type="paragraph" draw:z-index="37" draw:style-name="gr17" draw:text-style-name="P33" svg:x1="7.2508in" svg:y1="0.0264in" svg:x2="7.2606in" svg:y2="0.8791in"><text:p/></draw:line><draw:line text:anchor-type="paragraph" draw:z-index="34" draw:style-name="gr17" draw:text-style-name="P33" svg:x1="5.7146in" svg:y1="0.0319in" svg:x2="5.7126in" svg:y2="0.2437in"><text:p/></draw:line></text:p>
      <text:p text:style-name="P6"><draw:rect text:anchor-type="paragraph" draw:z-index="19" draw:style-name="gr3" draw:text-style-name="P33" svg:width="1.2122in" svg:height="0.3776in" svg:x="5.1173in" svg:y="0.0744in"><text:p text:style-name="P33">ArrayList Class</text:p></draw:rect></text:p>
      <text:p text:style-name="P6"><draw:line text:anchor-type="paragraph" draw:z-index="29" draw:style-name="gr14" draw:text-style-name="P33" svg:x1="5.1177in" svg:y1="0.1272in" svg:x2="4.4898in" svg:y2="0.1272in"><text:p/></draw:line></text:p>
      <text:p text:style-name="P6"><draw:rect text:anchor-type="paragraph" draw:z-index="45" draw:style-name="gr3" draw:text-style-name="P33" svg:width="1.2122in" svg:height="0.3768in" svg:x="5.098in" svg:y="0.1417in"><text:p text:style-name="P33">LinkedList Class</text:p></draw:rect></text:p>
      <text:p text:style-name="P6"><draw:line text:anchor-type="paragraph" draw:z-index="36" draw:style-name="gr18" draw:text-style-name="P33" svg:x1="6.3098in" svg:y1="0.1319in" svg:x2="7.2606in" svg:y2="0.1319in"><text:p/></draw:line><draw:line text:anchor-type="paragraph" draw:z-index="46" draw:style-name="gr14" draw:text-style-name="P33" svg:x1="5.098in" svg:y1="0.0693in" svg:x2="4.4898in" svg:y2="0.0693in"><text:p/></draw:line></text:p>
      <text:p text:style-name="P6"><draw:line text:anchor-type="paragraph" draw:z-index="44" draw:style-name="gr11" draw:text-style-name="P33" svg:x1="5.0976in" svg:y1="0.0181in" svg:x2="1.5256in" svg:y2="0.0181in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6">1.<text:tab/></text:span><text:span text:style-name="T12">Collection</text:span><text:span text:style-name="T10"> </text:span><text:span text:style-name="T9">:</text:span></text:p>
      <text:p text:style-name="P6"/>
      <text:p text:style-name="P14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Collection&lt;E&gt; </text:span><text:span text:style-name="T1">extends</text:span><text:span text:style-name="T6"> Iterable&lt;E&gt;</text:span></text:p>
      <text:p text:style-name="P6"/>
      <text:list xml:id="list4824400062481587117" text:style-name="L23">
        <text:list-header>
          <text:p text:style-name="P28"><text:span text:style-name="T1">public</text:span><text:span text:style-name="T7"> </text:span><text:span text:style-name="T1">abstract</text:span><text:span text:style-name="T7"> </text:span><text:span text:style-name="T1">class</text:span><text:span text:style-name="T7"> AbstractCollection&lt;E&gt; </text:span><text:span text:style-name="T1">implements</text:span><text:span text:style-name="T6"> Collection&lt;E&gt;</text:span></text:p>
          <text:p text:style-name="P29"/>
          <text:p text:style-name="P30"/>
          <text:p text:style-name="P31"><text:span text:style-name="T14">2.<text:tab/></text:span><text:span text:style-name="T15">Set</text:span><text:span text:style-name="T14"> :</text:span></text:p>
        </text:list-header>
      </text:list>
      <text:p text:style-name="P19"/>
      <text:p text:style-name="P21"><text:span text:style-name="T3">public</text:span><text:span text:style-name="T9"> </text:span><text:span text:style-name="T3">abstract</text:span><text:span text:style-name="T9"> </text:span><text:span text:style-name="T3">interface</text:span><text:span text:style-name="T9"> Set&lt;E&gt; </text:span><text:span text:style-name="T1">extends</text:span><text:span text:style-name="T6"> Collection&lt;E&gt;</text:span></text:p>
      <text:p text:style-name="P20"/>
      <text:p text:style-name="P21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Set&lt;E&gt; </text:span><text:span text:style-name="T1">extends</text:span><text:span text:style-name="T6"> AbstractCollection&lt;E&gt; </text:span><text:span text:style-name="T1">implements</text:span><text:span text:style-name="T6"> Set&lt;E&gt;</text:span></text:p>
      <text:p text:style-name="P20"/>
      <text:p text:style-name="P21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SortedSet&lt;E&gt; </text:span><text:span text:style-name="T1">extends</text:span><text:span text:style-name="T6"> Set&lt;E&gt;</text:span></text:p>
      <text:p text:style-name="P21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NavigableSet&lt;E&gt; </text:span><text:span text:style-name="T1">extends</text:span><text:span text:style-name="T6"> SortedSet&lt;E&gt;</text:span></text:p>
      <text:list xml:id="list123041578168788" text:continue-numbering="true" text:style-name="L23">
        <text:list-header>
          <text:p text:style-name="P32"/>
        </text:list-header>
      </text:list>
      <text:p text:style-name="P16"><text:span text:style-name="T2">public</text:span><text:span text:style-name="T4"> </text:span><text:span text:style-name="T2">class</text:span><text:span text:style-name="T4"> HashSet&lt;E&gt; </text:span><text:span text:style-name="T2">extends</text:span><text:span text:style-name="T5"> AbstractSet&lt;E&gt; </text:span><text:span text:style-name="T2">implements</text:span><text:span text:style-name="T5"> Set&lt;E&gt;, Cloneable, Serializable</text:span></text:p>
      <text:p text:style-name="P16"><text:span text:style-name="T2">public</text:span><text:span text:style-name="T5"> </text:span><text:span text:style-name="T2">class</text:span><text:span text:style-name="T5"> LinkedHashSet&lt;E&gt; </text:span><text:span text:style-name="T2">extends</text:span><text:span text:style-name="T5"> HashSet&lt;E&gt; i</text:span><text:span text:style-name="T2">mplements</text:span><text:span text:style-name="T5"> Set&lt;E&gt;, Cloneable, Serializable</text:span></text:p>
      <text:p text:style-name="P16"><text:span text:style-name="T2">public</text:span><text:span text:style-name="T5"> </text:span><text:span text:style-name="T2">class</text:span><text:span text:style-name="T5"> TreeSet&lt;E&gt; </text:span><text:span text:style-name="T2">extends</text:span><text:span text:style-name="T5"> AbstractSet&lt;E&gt; i</text:span><text:span text:style-name="T2">mplements</text:span><text:span text:style-name="T5"> NavigableSet&lt;E&gt;, Cloneable, Serializable</text:span></text:p>
      <text:p text:style-name="P11"/>
      <text:p text:style-name="P13"/>
      <text:p text:style-name="P13"><text:soft-page-break/></text:p>
      <text:list xml:id="list6982029453947378801" text:style-name="L24">
        <text:list-header>
          <text:p text:style-name="P25"><text:span text:style-name="T7">3.<text:tab/></text:span><text:span text:style-name="T12">List</text:span><text:span text:style-name="T9"> :</text:span></text:p>
        </text:list-header>
      </text:list>
      <text:p text:style-name="P5"/>
      <text:p text:style-name="P15"><text:span text:style-name="T1">public</text:span><text:span text:style-name="T7"> </text:span><text:span text:style-name="T1">abstract</text:span><text:span text:style-name="T7"> </text:span><text:span text:style-name="T1">interface</text:span><text:span text:style-name="T7"> List&lt;E&gt; </text:span><text:span text:style-name="T1">extends</text:span><text:span text:style-name="T6"> Collection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List&lt;E&gt; </text:span><text:span text:style-name="T1">extends</text:span><text:span text:style-name="T6"> AbstractCollection&lt;E&gt; i</text:span><text:span text:style-name="T1">mplements</text:span><text:span text:style-name="T6"> List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SequentialList&lt;E&gt; </text:span><text:span text:style-name="T1">extends</text:span><text:span text:style-name="T6"> AbstractList&lt;E&gt;</text:span></text:p>
      <text:p text:style-name="P12"/>
      <text:p text:style-name="P15"><text:span text:style-name="T1">public</text:span><text:span text:style-name="T7"> </text:span><text:span text:style-name="T1">class</text:span><text:span text:style-name="T7"> ArrayList&lt;E&gt; </text:span><text:span text:style-name="T1">extends</text:span><text:span text:style-name="T6"> AbstractList&lt;E&gt; </text:span><text:span text:style-name="T1">implements</text:span><text:span text:style-name="T6"> List&lt;E&gt;, RandomAccess, Cloneable, Serializable</text:span></text:p>
      <text:p text:style-name="P15"><text:span text:style-name="T1">public</text:span><text:span text:style-name="T8"> </text:span><text:span text:style-name="T1">class</text:span><text:span text:style-name="T8"> LinkedList&lt;E&gt; e</text:span><text:span text:style-name="T1">xtends</text:span><text:span text:style-name="T6"> AbstractSequentialList&lt;E&gt; </text:span><text:span text:style-name="T1">implements</text:span><text:span text:style-name="T6"> List&lt;E&gt;, Deque&lt;E&gt;, Cloneable, Serializable</text:span></text:p>
      <text:p text:style-name="P12"/>
      <text:p text:style-name="P12"/>
      <text:list xml:id="list2304527269398068399" text:style-name="L25">
        <text:list-item>
          <text:p text:style-name="P26"><text:span text:style-name="T13">Queue</text:span><text:span text:style-name="T11"> :</text:span></text:p>
        </text:list-item>
      </text:list>
      <text:p text:style-name="P8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Queue&lt;E&gt; </text:span><text:span text:style-name="T1">extends</text:span><text:span text:style-name="T6"> Collection&lt;E&gt;</text:span></text:p>
      <text:p text:style-name="P7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Queue&lt;E&gt; </text:span><text:span text:style-name="T1">extends</text:span><text:span text:style-name="T6"> AbstractCollection&lt;E&gt; </text:span><text:span text:style-name="T1">implements</text:span><text:span text:style-name="T6"> Queue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Deque&lt;E&gt; </text:span><text:span text:style-name="T1">extends</text:span><text:span text:style-name="T6"> Queue&lt;E&gt;</text:span></text:p>
      <text:p text:style-name="P12"/>
      <text:p text:style-name="P12"/>
      <text:p text:style-name="P10"/>
      <text:list xml:id="list1276815202330264662" text:style-name="L26">
        <text:list-item>
          <text:p text:style-name="P27"><text:span text:style-name="T13">Map</text:span><text:span text:style-name="T6"> :</text:span></text:p>
        </text:list-item>
      </text:list>
      <text:p text:style-name="P8"/>
      <text:p text:style-name="P15"><text:span text:style-name="T3">public interface </text:span><text:span text:style-name="T9">Map&lt;K, V&gt;</text:span></text:p>
      <text:p text:style-name="P17"/>
      <text:p text:style-name="P15"><text:span text:style-name="T3">public</text:span><text:span text:style-name="T9"> </text:span><text:span text:style-name="T3">abstract</text:span><text:span text:style-name="T9"> </text:span><text:span text:style-name="T3">class</text:span><text:span text:style-name="T9"> AbstractMap&lt;K, V&gt; i</text:span><text:span text:style-name="T1">mplements</text:span><text:span text:style-name="T6"> Map&lt;K, V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SortedMap&lt;K, V&gt; </text:span><text:span text:style-name="T1">extends</text:span><text:span text:style-name="T6"> Map&lt;K, V&gt;</text:span></text:p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NavigableMap&lt;K, V&gt; </text:span><text:span text:style-name="T1">extends</text:span><text:span text:style-name="T6"> SortedMap&lt;K, V&gt;</text:span></text:p>
      <text:p text:style-name="P12"/>
      <text:p text:style-name="P15"><text:span text:style-name="T1">public</text:span><text:span text:style-name="T6"> </text:span><text:span text:style-name="T1">class</text:span><text:span text:style-name="T6"> HashMap&lt;K, V&gt; </text:span><text:span text:style-name="T1">extends</text:span><text:span text:style-name="T6"> AbstractMap&lt;K, V&gt; </text:span><text:span text:style-name="T1">implements</text:span><text:span text:style-name="T6"> Map&lt;K, V&gt;, Cloneable, Serializable</text:span></text:p>
      <text:p text:style-name="P15"><text:span text:style-name="T1">public</text:span><text:span text:style-name="T6"> </text:span><text:span text:style-name="T1">class</text:span><text:span text:style-name="T6"> LinkedHashMap&lt;K, V&gt; </text:span><text:span text:style-name="T1">extends</text:span><text:span text:style-name="T6"> HashMap&lt;K, V&gt; </text:span><text:span text:style-name="T1">implements</text:span><text:span text:style-name="T6"> Map&lt;K, V&gt;</text:span></text:p>
      <text:p text:style-name="P15"><text:span text:style-name="T1">public</text:span><text:span text:style-name="T6"> </text:span><text:span text:style-name="T1">class</text:span><text:span text:style-name="T6"> TreeMap&lt;E&gt; </text:span><text:span text:style-name="T1">extends</text:span><text:span text:style-name="T6"> AbstractMap&lt;E&gt; i</text:span><text:span text:style-name="T1">mplements</text:span><text:span text:style-name="T6"> NavigableMap&lt;E&gt;, Cloneable, Serializable</text:span></text:p>
      <text:p text:style-name="P10"/>
      <text:p text:style-name="P2"><text:span text:style-name="T6">Order of Collections</text:span><text:span text:style-name="T11"> :</text:span>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Unordered</text:p>
          </table:table-cell>
          <table:table-cell table:style-name="Table1.A1" office:value-type="string">
            <text:p text:style-name="P22">Order of Insertion</text:p>
          </table:table-cell>
          <table:table-cell table:style-name="Table1.D1" office:value-type="string">
            <text:p text:style-name="P22">Natural Order</text:p>
          </table:table-cell>
        </table:table-row>
        <table:table-row>
          <table:table-cell table:style-name="Table1.A2" office:value-type="string">
            <text:p text:style-name="P22">List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ArrayList</text:p>
            <text:p text:style-name="P22">LinkedList</text:p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>Set</text:p>
          </table:table-cell>
          <table:table-cell table:style-name="Table1.A2" office:value-type="string">
            <text:p text:style-name="P22">HashSet</text:p>
          </table:table-cell>
          <table:table-cell table:style-name="Table1.A2" office:value-type="string">
            <text:p text:style-name="P22">LinkedHashSet</text:p>
          </table:table-cell>
          <table:table-cell table:style-name="Table1.D2" office:value-type="string">
            <text:p text:style-name="P22">TreeSet</text:p>
            <text:p text:style-name="P22"/>
          </table:table-cell>
        </table:table-row>
        <table:table-row>
          <table:table-cell table:style-name="Table1.A2" office:value-type="string">
            <text:p text:style-name="P22">Map</text:p>
          </table:table-cell>
          <table:table-cell table:style-name="Table1.A2" office:value-type="string">
            <text:p text:style-name="P22">HashMap</text:p>
          </table:table-cell>
          <table:table-cell table:style-name="Table1.A2" office:value-type="string">
            <text:p text:style-name="P22">LinkedHashMap</text:p>
          </table:table-cell>
          <table:table-cell table:style-name="Table1.D2" office:value-type="string">
            <text:p text:style-name="P22">TreeMap</text:p>
            <text:p text:style-name="P22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4" draw:display-name="Arrowheads 4" svg:viewBox="0 0 3000 3000" svg:d="M1500 0l1500 2789v211h-114l-1286-2392v2392h-200v-2392l-1286 2392h-114v-211z"/>
    <draw:marker draw:name="Arrowheads_20_6" draw:display-name="Arrowheads 6" svg:viewBox="0 0 1131 902" svg:d="M564 0l-564 902h1131z"/>
    <draw:marker draw:name="Arrowheads_20_7" draw:display-name="Arrowheads 7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3in" fo:margin-bottom="0.3in" fo:margin-left="0.5in" fo:margin-right="0.3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 Joshi</meta:initial-creator>
    <meta:creation-date>2016-09-06T09:39:33.68</meta:creation-date>
    <dc:date>2016-11-29T12:30:03.880000000</dc:date>
    <meta:editing-duration>PT7H52M33S</meta:editing-duration>
    <meta:editing-cycles>92</meta:editing-cycles>
    <meta:generator>LibreOffice/4.2.4.2$Windows_x86 LibreOffice_project/63150712c6d317d27ce2db16eb94c2f3d7b699f8</meta:generator>
    <meta:document-statistic meta:table-count="1" meta:image-count="0" meta:object-count="0" meta:page-count="2" meta:paragraph-count="46" meta:word-count="226" meta:character-count="2007" meta:non-whitespace-character-count="1829"/>
  </office:meta>
</office:document-meta>
</file>